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52774" officeooo:paragraph-rsid="00052774"/>
    </style:style>
    <style:style style:name="P2" style:family="paragraph" style:parent-style-name="Text_20_body">
      <style:text-properties officeooo:rsid="000610d7" officeooo:paragraph-rsid="000610d7"/>
    </style:style>
    <style:style style:name="P3" style:family="paragraph" style:parent-style-name="Title">
      <style:text-properties officeooo:rsid="00052774"/>
    </style:style>
    <style:style style:name="P4" style:family="paragraph" style:parent-style-name="Quotations">
      <style:text-properties officeooo:rsid="00052774" officeooo:paragraph-rsid="00052774"/>
    </style:style>
    <style:style style:name="P5" style:family="paragraph" style:parent-style-name="Quotations">
      <style:paragraph-properties fo:margin-left="0cm" fo:margin-right="1cm" fo:text-indent="0cm" style:auto-text-indent="false"/>
      <style:text-properties officeooo:rsid="000610d7" officeooo:paragraph-rsid="000610d7"/>
    </style:style>
    <style:style style:name="T1" style:family="text">
      <style:text-properties officeooo:rsid="000610d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t Web </text:p>
      <text:p text:style-name="P4"/>
      <text:p text:style-name="P4">De : Cédric Darou, Lucille Dumont, Chilande Mananjara, Morgane Pailler, <text:line-break/>ScCoGroupe 3 </text:p>
      <text:p text:style-name="P4"/>
      <text:p text:style-name="P5"><text:tab/>Bonjour,</text:p>
      <text:p text:style-name="P1">Vous trouverez notre planning et notre répartition des tâches sur Trello <text:a xlink:type="simple" xlink:href="https://trello.com/invite/b/OAUvMntM/cef99de1e56d7344f184a737a734a49d/projet-web-sc-gp3" text:style-name="Internet_20_link" text:visited-style-name="Visited_20_Internet_20_Link">ici</text:a>. <text:span text:style-name="T1">L</text:span>es cartes détaillent les différents éléments que nous développerons.</text:p>
      <text:p text:style-name="P1">Vous trouverez ensuite notre diagramme de décomposition des usages du site dans la carte <text:a xlink:type="simple" xlink:href="https://trello.com/c/qfUBbrzu/2-scénario-diagramme-de-séquence-dactivité" text:style-name="Internet_20_link" text:visited-style-name="Visited_20_Internet_20_Link">„Scénario/Diagramme de séquence d'activité“</text:a></text:p>
      <text:p text:style-name="P1">Vous trouverez enfin notre esquisse de design du site dans la carte <text:a xlink:type="simple" xlink:href="https://trello.com/c/HnOjs39g/3-esquisse-webdesign" text:style-name="Internet_20_link" text:visited-style-name="Visited_20_Internet_20_Link">„Esquisse Webdesign“ </text:a></text:p>
      <text:p text:style-name="P2">Bonne lectu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20:22:41.501000000</meta:creation-date>
    <meta:print-date>2019-03-26T20:37:10.762000000</meta:print-date>
    <dc:date>2019-03-26T22:00:26.555000000</dc:date>
    <meta:editing-duration>PT1H14M27S</meta:editing-duration>
    <meta:editing-cycles>1</meta:editing-cycles>
    <meta:document-statistic meta:table-count="0" meta:image-count="0" meta:object-count="0" meta:page-count="1" meta:paragraph-count="7" meta:word-count="70" meta:character-count="487" meta:non-whitespace-character-count="419"/>
    <meta:generator>LibreOffice/5.3.7.2$Windows_x86 LibreOffice_project/6b8ed514a9f8b44d37a1b96673cbbdd077e24059</meta:generator>
  </office:meta>
</office:document-meta>
</file>